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Lucida Grande', Verdana,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5.637cm" fo:margin-left="1.386cm" table:align="left"/>
    </style:style>
    <style:style style:name="Таблица1.A" style:family="table-column">
      <style:table-column-properties style:column-width="4.604cm"/>
    </style:style>
    <style:style style:name="Таблица1.B" style:family="table-column">
      <style:table-column-properties style:column-width="11.033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text-properties fo:language="en" fo:country="US" fo:font-weight="normal" officeooo:rsid="0004ab46" officeooo:paragraph-rsid="0004ab46" style:font-weight-asian="normal" style:font-weight-complex="normal"/>
    </style:style>
    <style:style style:name="P2" style:family="paragraph" style:parent-style-name="Standard" style:list-style-name="L2">
      <style:text-properties fo:language="en" fo:country="US" fo:font-weight="normal" officeooo:rsid="00092e53" officeooo:paragraph-rsid="00092e53" style:font-weight-asian="normal" style:font-weight-complex="normal"/>
    </style:style>
    <style:style style:name="P3" style:family="paragraph" style:parent-style-name="Standard" style:list-style-name="L2">
      <style:text-properties fo:language="en" fo:country="US" fo:font-weight="normal" officeooo:rsid="000cb53c" officeooo:paragraph-rsid="000cb53c" style:font-weight-asian="normal" style:font-weight-complex="normal"/>
    </style:style>
    <style:style style:name="P4" style:family="paragraph" style:parent-style-name="Standard" style:list-style-name="L2">
      <style:text-properties fo:language="en" fo:country="US" fo:font-weight="normal" officeooo:rsid="000e204c" officeooo:paragraph-rsid="000e204c" style:font-weight-asian="normal" style:font-weight-complex="normal"/>
    </style:style>
    <style:style style:name="P5" style:family="paragraph" style:parent-style-name="Standard" style:list-style-name="L2">
      <style:text-properties fo:language="en" fo:country="US" fo:font-weight="normal" officeooo:rsid="000e63cd" officeooo:paragraph-rsid="000e63cd" style:font-weight-asian="normal" style:font-weight-complex="normal"/>
    </style:style>
    <style:style style:name="P6" style:family="paragraph" style:parent-style-name="Standard" style:list-style-name="L1">
      <style:text-properties fo:language="ru" fo:country="RU" fo:font-weight="bold" officeooo:rsid="00036778" officeooo:paragraph-rsid="00036778" style:font-weight-asian="bold" style:font-weight-complex="bold"/>
    </style:style>
    <style:style style:name="P7" style:family="paragraph" style:parent-style-name="Standard" style:list-style-name="">
      <style:text-properties fo:language="ru" fo:country="RU" fo:font-weight="bold" officeooo:rsid="00036778" officeooo:paragraph-rsid="00036778" style:font-weight-asian="bold" style:font-weight-complex="bold"/>
    </style:style>
    <style:style style:name="P8" style:family="paragraph" style:parent-style-name="Standard" style:list-style-name="L1">
      <style:text-properties fo:language="ru" fo:country="RU" fo:font-weight="bold" officeooo:rsid="00067385" officeooo:paragraph-rsid="00067385" style:font-weight-asian="bold" style:font-weight-complex="bold"/>
    </style:style>
    <style:style style:name="P9" style:family="paragraph" style:parent-style-name="Standard" style:list-style-name="L1">
      <style:text-properties fo:language="ru" fo:country="RU" fo:font-weight="bold" officeooo:rsid="0010bfb5" officeooo:paragraph-rsid="0010bfb5" style:font-weight-asian="bold" style:font-weight-complex="bold"/>
    </style:style>
    <style:style style:name="P10" style:family="paragraph" style:parent-style-name="Standard" style:list-style-name="L1">
      <style:text-properties fo:language="ru" fo:country="RU" fo:font-weight="bold" officeooo:rsid="00153f21" officeooo:paragraph-rsid="00153f21" style:font-weight-asian="bold" style:font-weight-complex="bold"/>
    </style:style>
    <style:style style:name="P11" style:family="paragraph" style:parent-style-name="Standard" style:list-style-name="L1">
      <style:text-properties fo:language="ru" fo:country="RU" fo:font-weight="bold" officeooo:rsid="001fc919" officeooo:paragraph-rsid="001fc919" style:font-weight-asian="bold" style:font-weight-complex="bold"/>
    </style:style>
    <style:style style:name="P12" style:family="paragraph" style:parent-style-name="Standard" style:list-style-name="L1">
      <style:text-properties fo:language="ru" fo:country="RU" fo:font-weight="bold" officeooo:rsid="00257566" officeooo:paragraph-rsid="00257566" style:font-weight-asian="bold" style:font-weight-complex="bold"/>
    </style:style>
    <style:style style:name="P13" style:family="paragraph" style:parent-style-name="Standard" style:list-style-name="L1">
      <style:text-properties fo:language="ru" fo:country="RU" fo:font-weight="bold" officeooo:rsid="002e9d7b" officeooo:paragraph-rsid="002e9d7b" style:font-weight-asian="bold" style:font-weight-complex="bold"/>
    </style:style>
    <style:style style:name="P14" style:family="paragraph" style:parent-style-name="Standard" style:list-style-name="L1">
      <style:text-properties fo:language="ru" fo:country="RU" fo:font-weight="bold" officeooo:rsid="0033d1be" officeooo:paragraph-rsid="0033d1be" style:font-weight-asian="bold" style:font-weight-complex="bold"/>
    </style:style>
    <style:style style:name="P15" style:family="paragraph" style:parent-style-name="Standard" style:list-style-name="L1">
      <style:text-properties fo:language="ru" fo:country="RU" fo:font-weight="bold" officeooo:rsid="00359c07" officeooo:paragraph-rsid="00359c07" style:font-weight-asian="bold" style:font-weight-complex="bold"/>
    </style:style>
    <style:style style:name="P16" style:family="paragraph" style:parent-style-name="Standard" style:list-style-name="L1">
      <style:text-properties fo:language="ru" fo:country="RU" fo:font-weight="bold" officeooo:rsid="003e358a" officeooo:paragraph-rsid="003e358a" style:font-weight-asian="bold" style:font-weight-complex="bold"/>
    </style:style>
    <style:style style:name="P17" style:family="paragraph" style:parent-style-name="Standard" style:list-style-name="L1">
      <style:text-properties fo:language="ru" fo:country="RU" fo:font-weight="bold" officeooo:rsid="0040b34d" officeooo:paragraph-rsid="0040b34d" style:font-weight-asian="bold" style:font-weight-complex="bold"/>
    </style:style>
    <style:style style:name="P18" style:family="paragraph" style:parent-style-name="Standard" style:list-style-name="L3">
      <style:text-properties fo:language="ru" fo:country="RU" fo:font-weight="normal" officeooo:rsid="00137b71" officeooo:paragraph-rsid="00137b71" style:font-weight-asian="normal" style:font-weight-complex="normal"/>
    </style:style>
    <style:style style:name="P19" style:family="paragraph" style:parent-style-name="Standard" style:list-style-name="L4">
      <style:text-properties fo:language="ru" fo:country="RU" fo:font-weight="normal" officeooo:rsid="00153f21" officeooo:paragraph-rsid="00153f21" style:font-weight-asian="normal" style:font-weight-complex="normal"/>
    </style:style>
    <style:style style:name="P20" style:family="paragraph" style:parent-style-name="Standard" style:list-style-name="L4">
      <style:text-properties fo:language="ru" fo:country="RU" fo:font-weight="normal" officeooo:rsid="001647c6" officeooo:paragraph-rsid="001647c6" style:font-weight-asian="normal" style:font-weight-complex="normal"/>
    </style:style>
    <style:style style:name="P21" style:family="paragraph" style:parent-style-name="Standard" style:list-style-name="L4">
      <style:text-properties fo:language="ru" fo:country="RU" fo:font-weight="normal" officeooo:rsid="00179313" officeooo:paragraph-rsid="00179313" style:font-weight-asian="normal" style:font-weight-complex="normal"/>
    </style:style>
    <style:style style:name="P22" style:family="paragraph" style:parent-style-name="Standard" style:list-style-name="L4">
      <style:text-properties fo:language="ru" fo:country="RU" fo:font-weight="normal" officeooo:rsid="00179313" officeooo:paragraph-rsid="001e4a1c" style:font-weight-asian="normal" style:font-weight-complex="normal"/>
    </style:style>
    <style:style style:name="P23" style:family="paragraph" style:parent-style-name="Standard" style:list-style-name="L4">
      <style:text-properties fo:language="ru" fo:country="RU" fo:font-weight="normal" officeooo:rsid="0018f807" officeooo:paragraph-rsid="0018f807" style:font-weight-asian="normal" style:font-weight-complex="normal"/>
    </style:style>
    <style:style style:name="P24" style:family="paragraph" style:parent-style-name="Standard" style:list-style-name="L5">
      <style:text-properties fo:language="ru" fo:country="RU" fo:font-weight="normal" officeooo:rsid="002172e5" officeooo:paragraph-rsid="002172e5" style:font-weight-asian="normal" style:font-weight-complex="normal"/>
    </style:style>
    <style:style style:name="P25" style:family="paragraph" style:parent-style-name="Standard" style:list-style-name="L1">
      <style:text-properties fo:language="ru" fo:country="RU" fo:font-weight="normal" officeooo:rsid="002824aa" officeooo:paragraph-rsid="002824aa" style:font-weight-asian="normal" style:font-weight-complex="normal"/>
    </style:style>
    <style:style style:name="P26" style:family="paragraph" style:parent-style-name="Standard" style:list-style-name="L6">
      <style:text-properties fo:language="ru" fo:country="RU" fo:font-weight="normal" officeooo:rsid="003f5f1f" officeooo:paragraph-rsid="003f5f1f" style:font-weight-asian="normal" style:font-weight-complex="normal"/>
    </style:style>
    <style:style style:name="P27" style:family="paragraph" style:parent-style-name="Standard">
      <style:paragraph-properties fo:margin-left="1.245cm" fo:margin-right="0cm" fo:text-indent="0cm" style:auto-text-indent="false"/>
      <style:text-properties fo:language="ru" fo:country="RU" fo:font-weight="normal" officeooo:rsid="00328063" officeooo:paragraph-rsid="00328063" style:font-weight-asian="normal" style:font-weight-complex="normal"/>
    </style:style>
    <style:style style:name="P28" style:family="paragraph" style:parent-style-name="Standard">
      <style:paragraph-properties fo:margin-left="1.245cm" fo:margin-right="0cm" fo:text-indent="0cm" style:auto-text-indent="false"/>
      <style:text-properties fo:language="ru" fo:country="RU" fo:font-weight="normal" officeooo:rsid="0033d2e6" officeooo:paragraph-rsid="0033d2e6" style:font-weight-asian="normal" style:font-weight-complex="normal"/>
    </style:style>
    <style:style style:name="P29" style:family="paragraph" style:parent-style-name="Standard">
      <style:paragraph-properties fo:margin-left="1.245cm" fo:margin-right="0cm" fo:text-indent="0cm" style:auto-text-indent="false"/>
      <style:text-properties fo:language="ru" fo:country="RU" fo:font-weight="normal" officeooo:rsid="0039f244" officeooo:paragraph-rsid="0039f244" style:font-weight-asian="normal" style:font-weight-complex="normal"/>
    </style:style>
    <style:style style:name="P30" style:family="paragraph" style:parent-style-name="Standard">
      <style:paragraph-properties fo:margin-left="1.245cm" fo:margin-right="0cm" fo:text-indent="0cm" style:auto-text-indent="false"/>
      <style:text-properties fo:language="ru" fo:country="RU" fo:font-weight="normal" officeooo:rsid="003e358a" officeooo:paragraph-rsid="003e358a" style:font-weight-asian="normal" style:font-weight-complex="normal"/>
    </style:style>
    <style:style style:name="P31" style:family="paragraph" style:parent-style-name="Standard">
      <style:paragraph-properties fo:margin-left="1.245cm" fo:margin-right="0cm" fo:text-indent="0cm" style:auto-text-indent="false"/>
      <style:text-properties fo:language="ru" fo:country="RU" fo:font-weight="normal" officeooo:rsid="003f5f1f" officeooo:paragraph-rsid="003f5f1f" style:font-weight-asian="normal" style:font-weight-complex="normal"/>
    </style:style>
    <style:style style:name="P32" style:family="paragraph" style:parent-style-name="Standard">
      <style:paragraph-properties fo:margin-left="1.245cm" fo:margin-right="0cm" fo:text-indent="0cm" style:auto-text-indent="false"/>
      <style:text-properties fo:language="ru" fo:country="RU" fo:font-weight="normal" officeooo:rsid="00427d31" officeooo:paragraph-rsid="00427d31" style:font-weight-asian="normal" style:font-weight-complex="normal"/>
    </style:style>
    <style:style style:name="P33" style:family="paragraph" style:parent-style-name="Standard" style:list-style-name="L1">
      <style:paragraph-properties fo:break-before="page"/>
      <style:text-properties fo:language="ru" fo:country="RU" fo:font-weight="bold" officeooo:rsid="003e358a" officeooo:paragraph-rsid="003e358a" style:font-weight-asian="bold" style:font-weight-complex="bold"/>
    </style:style>
    <style:style style:name="P34" style:family="paragraph" style:parent-style-name="Table_20_Contents">
      <style:text-properties officeooo:rsid="0028bfe2" officeooo:paragraph-rsid="0028bfe2"/>
    </style:style>
    <style:style style:name="P35" style:family="paragraph" style:parent-style-name="Table_20_Contents">
      <style:text-properties fo:font-style="normal" style:text-underline-style="solid" style:text-underline-width="auto" style:text-underline-color="font-color" officeooo:rsid="0028bfe2" officeooo:paragraph-rsid="0028bfe2" style:font-style-asian="normal" style:font-style-complex="normal"/>
    </style:style>
    <style:style style:name="T1" style:family="text">
      <style:text-properties fo:language="en" fo:country="US"/>
    </style:style>
    <style:style style:name="T2" style:family="text">
      <style:text-properties fo:language="en" fo:country="US" officeooo:rsid="001e4a1c"/>
    </style:style>
    <style:style style:name="T3" style:family="text">
      <style:text-properties fo:language="en" fo:country="US" officeooo:rsid="0023ad49"/>
    </style:style>
    <style:style style:name="T4" style:family="text">
      <style:text-properties fo:language="en" fo:country="US" officeooo:rsid="0030477e"/>
    </style:style>
    <style:style style:name="T5" style:family="text">
      <style:text-properties fo:language="ru" fo:country="RU"/>
    </style:style>
    <style:style style:name="T6" style:family="text">
      <style:text-properties fo:language="ru" fo:country="RU" officeooo:rsid="00054efc"/>
    </style:style>
    <style:style style:name="T7" style:family="text">
      <style:text-properties fo:language="ru" fo:country="RU" officeooo:rsid="000afd93"/>
    </style:style>
    <style:style style:name="T8" style:family="text">
      <style:text-properties fo:language="ru" fo:country="RU" officeooo:rsid="000e63cd"/>
    </style:style>
    <style:style style:name="T9" style:family="text">
      <style:text-properties officeooo:rsid="00054efc"/>
    </style:style>
    <style:style style:name="T10" style:family="text">
      <style:text-properties officeooo:rsid="001ad3d1"/>
    </style:style>
    <style:style style:name="T11" style:family="text">
      <style:text-properties officeooo:rsid="001e4a1c"/>
    </style:style>
    <style:style style:name="T12" style:family="text">
      <style:text-properties officeooo:rsid="002248c1"/>
    </style:style>
    <style:style style:name="T13" style:family="text">
      <style:text-properties officeooo:rsid="0028ba24"/>
    </style:style>
    <style:style style:name="T14" style:family="text">
      <style:text-properties officeooo:rsid="0033222f"/>
    </style:style>
    <style:style style:name="T15" style:family="text">
      <style:text-properties officeooo:rsid="00353585"/>
    </style:style>
    <style:style style:name="T16" style:family="text">
      <style:text-properties officeooo:rsid="0038d64d"/>
    </style:style>
    <style:style style:name="T17" style:family="text">
      <style:text-properties officeooo:rsid="003b2be6"/>
    </style:style>
    <style:style style:name="T18" style:family="text">
      <style:text-properties officeooo:rsid="003bd02c"/>
    </style:style>
    <style:style style:name="T19" style:family="text">
      <style:text-properties officeooo:rsid="003fbb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02010649367992576" text:style-name="L1">
        <text:list-item>
          <text:p text:style-name="P6">Система общих типов <text:span text:style-name="T1">CTS. </text:span>Что это такое?</text:p>
          <text:p text:style-name="P1">CTS (стандартная<text:span text:style-name="T5"> система типов) — спецификация, которая определяет как какой-либо тип </text:span><text:span text:style-name="T6">объявляется, используется и управляется в среде </text:span><text:span text:style-name="T9">CLR. </text:span><text:span text:style-name="T6">Как должны быть определены типы для того, чтобы они могли обслуживаться в </text:span><text:span text:style-name="T9">CLR – </text:span><text:span text:style-name="T6">среде. А так же является важной составной частью поддержки межъязыковой интеграции в среде выполнения.</text:span></text:p>
        </text:list-item>
        <text:list-item>
          <text:p text:style-name="P11">Цели <text:span text:style-name="T1">CTS?</text:span></text:p>
        </text:list-item>
      </text:list>
      <text:list xml:id="list6811467241341218073" text:style-name="L5">
        <text:list-item>
          <text:list>
            <text:list-item>
              <text:p text:style-name="P24">Обеспечение возможности программ, написанным на различных языках программирования, легко обмениваться информацией</text:p>
            </text:list-item>
            <text:list-item>
              <text:p text:style-name="P24">Предотвращение определенного класса ошибок в программе до ее выполнения</text:p>
            </text:list-item>
            <text:list-item>
              <text:p text:style-name="P24"><text:span text:style-name="T12">Осуществляет</text:span> статическую проверку программы не только на уровне компилятора, но и на уровне системы выполнения</text:p>
            </text:list-item>
          </text:list>
        </text:list-item>
      </text:list>
      <text:list xml:id="list182600382163472" text:continue-list="list2102010649367992576" text:style-name="L1">
        <text:list-item>
          <text:p text:style-name="P8">Какие функции выполняет <text:span text:style-name="T1">CTS?</text:span></text:p>
        </text:list-item>
      </text:list>
      <text:list xml:id="list1372311832403150177" text:style-name="L2">
        <text:list-item>
          <text:list>
            <text:list-item>
              <text:p text:style-name="P2">CTS <text:span text:style-name="T5">позволяет обеспечивать межъязыковую интеграцию, безопасность типов и высокопроизводительное выполнение кода</text:span></text:p>
            </text:list-item>
            <text:list-item>
              <text:p text:style-name="P2"><text:span text:style-name="T5">Обеспечивает ОО модель, </text:span><text:span text:style-name="T7">которая поддерживает полную реализацию многих ЯП.</text:span></text:p>
            </text:list-item>
            <text:list-item>
              <text:p text:style-name="P3"><text:span text:style-name="T7">О</text:span><text:span text:style-name="T5">пределяет правила, гарантирующие, что типы данных объектов, написанные на разных языках, смогут взаимодействовать друг с другом</text:span></text:p>
            </text:list-item>
            <text:list-item>
              <text:p text:style-name="P4"><text:span text:style-name="T5">Предоставляет библиотеку, которая содержит типы примитивы</text:span></text:p>
            </text:list-item>
            <text:list-item>
              <text:p text:style-name="P4"><text:span text:style-name="T5">Обеспечивает безопасную типизацию (корректное преобразование типов, не переполняет память)</text:span></text:p>
            </text:list-item>
            <text:list-item>
              <text:p text:style-name="P4"><text:span text:style-name="T5">Определяет видимость типов. </text:span>CTS <text:span text:style-name="T5">утверждает правила по которым сборки формируют области видимости для типа. </text:span>CLR <text:span text:style-name="T5">дополняет правила </text:span><text:span text:style-name="T8">видимостью</text:span></text:p>
            </text:list-item>
            <text:list-item>
              <text:p text:style-name="P5"><text:span text:style-name="T8">О</text:span><text:span text:style-name="T5">пределяет правила, управляющие наследованием типов, виртуальными методами и продолжительностью существования объектов</text:span></text:p>
            </text:list-item>
          </text:list>
        </text:list-item>
      </text:list>
      <text:list xml:id="list182600384155826" text:continue-list="list182600382163472" text:style-name="L1">
        <text:list-item>
          <text:p text:style-name="P10">Иерархия общей системы типов?</text:p>
        </text:list-item>
      </text:list>
      <text:list xml:id="list8518863571440776589" text:style-name="L4">
        <text:list-item>
          <text:list>
            <text:list-item>
              <text:p text:style-name="P19">Тип</text:p>
              <text:list>
                <text:list-item>
                  <text:p text:style-name="P19">Типы значения</text:p>
                  <text:list>
                    <text:list-item>
                      <text:p text:style-name="P20">Встроенные типы значения (целые, с плавающей запятой)</text:p>
                    </text:list-item>
                    <text:list-item>
                      <text:p text:style-name="P20">Перечисления (<text:span text:style-name="T3">enum</text:span>)</text:p>
                    </text:list-item>
                    <text:list-item>
                      <text:p text:style-name="P20">Структуры</text:p>
                    </text:list-item>
                  </text:list>
                </text:list-item>
                <text:list-item>
                  <text:p text:style-name="P19">Ссылочные типы</text:p>
                  <text:list>
                    <text:list-item>
                      <text:p text:style-name="P21">Самодокументированные типы</text:p>
                      <text:list>
                        <text:list-item>
                          <text:p text:style-name="P23">Встроенные ссылочные типы</text:p>
                        </text:list-item>
                        <text:list-item>
                          <text:p text:style-name="P23">Классы</text:p>
                        </text:list-item>
                        <text:list-item>
                          <text:p text:style-name="P23">Массивы</text:p>
                        </text:list-item>
                        <text:list-item>
                          <text:p text:style-name="P23">Упакованные типы — значения <text:span text:style-name="T10">(предназначены для хранения значений типов значений; не объявляются программистом, система автоматически определяет такой тип для любого типа-значения)</text:span></text:p>
                        </text:list-item>
                      </text:list>
                    </text:list-item>
                    <text:list-item>
                      <text:p text:style-name="P21">Указатели</text:p>
                      <text:list>
                        <text:list-item>
                          <text:p text:style-name="P22">Управляемые <text:span text:style-name="T11">(представляют собой ссылки на управляемые блоки памяти из кучи среды CLR. В этой куче выполняется автоматическая сборка мусора</text:span><text:span text:style-name="T2">)</text:span></text:p>
                        </text:list-item>
                        <text:list-item>
                          <text:p text:style-name="P22">Неуправляемые <text:span text:style-name="T11">(это обычный указатель на неуправляемый блок памяти из стандартной кучи)</text:span></text:p>
                        </text:list-item>
                      </text:list>
                    </text:list-item>
                    <text:list-item>
                      <text:p text:style-name="P21">Интерфейсы</text:p>
                    </text:list-item>
                  </text:list>
                </text:list-item>
              </text:list>
            </text:list-item>
          </text:list>
        </text:list-item>
      </text:list>
      <text:list xml:id="list182600388155051" text:continue-list="list182600384155826" text:style-name="L1">
        <text:list-item>
          <text:p text:style-name="P9">Все типы .<text:span text:style-name="T1">net </text:span>делятся на типы значения и ссылочные типы. Определение этих типов?</text:p>
        </text:list-item>
      </text:list>
      <text:list xml:id="list2512298259302195287" text:style-name="L3">
        <text:list-item>
          <text:list>
            <text:list-item>
              <text:p text:style-name="P18">Значимые типы — это типы данных, объекты которых представлены фактическими значениями объекта. Если экземпляр типа значения присваивается <text:soft-page-break/>переменной, то эта переменная получает новую копию значения. Хранится в ячейках.</text:p>
            </text:list-item>
            <text:list-item>
              <text:p text:style-name="P18">Ссылочные типы — это типы данных, объекты которых представлены ссылкой на фактическое значение объекта. Если экземпляр ссылочного типа присваивается переменной, то эта переменная будет ссылаться на исходное значение. Копирование не происходит (копирование объекта). Описывают так называемые объектные ссылки и представляют адреса объектов. Объекты в куче, ссылки в ячейках.</text:p>
            </text:list-item>
          </text:list>
        </text:list-item>
      </text:list>
      <text:list xml:id="list182600389154960" text:continue-list="list182600388155051" text:style-name="L1">
        <text:list-item>
          <text:p text:style-name="P12">Определение самодокументированных типов</text:p>
          <text:p text:style-name="P25">Это ссылочные типы представляющие собой объекты. <text:span text:style-name="T13">Каждый объект в куче содержит информацию о своем типе. Основу таким типам составляют классы. Классы могут агрегировать значения других типов, а так же наследоваться друг от друга.</text:span></text:p>
        </text:list-item>
        <text:list-item>
          <text:p text:style-name="P12">Основные характеристики типа классов</text:p>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35">Характеристика классов</text:p>
          </table:table-cell>
          <table:table-cell table:style-name="Таблица1.B1" office:value-type="string">
            <text:p text:style-name="P35">Описание</text:p>
          </table:table-cell>
        </table:table-row>
        <table:table-row>
          <table:table-cell table:style-name="Таблица1.A2" office:value-type="string">
            <text:p text:style-name="P34">Запечатанные</text:p>
          </table:table-cell>
          <table:table-cell table:style-name="Таблица1.B2" office:value-type="string">
            <text:p text:style-name="P34">Запечатанные (sealed), или герметизированные, классы не могут выступать в роли базовых для других классов, т.е. не допускают наследования</text:p>
          </table:table-cell>
        </table:table-row>
        <table:table-row>
          <table:table-cell table:style-name="Таблица1.A2" office:value-type="string">
            <text:p text:style-name="P34">Реализующие интерфейсы</text:p>
          </table:table-cell>
          <table:table-cell table:style-name="Таблица1.B2" office:value-type="string">
            <text:p text:style-name="P34">Интерфейсом (interface) называется коллекция абстрактных членов, которые обеспечивают возможность взаимодействия между объектом и пользователем этого объекта. CTS позволяет реализовать в классе любое количество интерфейсов</text:p>
          </table:table-cell>
        </table:table-row>
        <table:table-row>
          <table:table-cell table:style-name="Таблица1.A2" office:value-type="string">
            <text:p text:style-name="P34">Абстрактные или конкретные</text:p>
          </table:table-cell>
          <table:table-cell table:style-name="Таблица1.B2" office:value-type="string">
            <text:p text:style-name="P34">Экземпляры абстрактных (abstract) классов не могут создаваться напрямую, и предназначены для определения общих аспектов поведения для производных типов. Экземпляры же конкретных (concrete) классов могут создаваться напрямую</text:p>
          </table:table-cell>
        </table:table-row>
        <table:table-row>
          <table:table-cell table:style-name="Таблица1.A2" office:value-type="string">
            <text:p text:style-name="P34">Степень видимости</text:p>
          </table:table-cell>
          <table:table-cell table:style-name="Таблица1.B2" office:value-type="string">
            <text:p text:style-name="P34">Каждый класс должен конфигурироваться с атрибутом видимости (visibility). По сути, этот атрибут указывает, должен ли класс быть доступным для использования внешним сборкам или только изнутри определяющей сборки</text:p>
          </table:table-cell>
        </table:table-row>
      </table:table>
      <text:list xml:id="list182600391170148" text:continue-numbering="true" text:style-name="L1">
        <text:list-item>
          <text:p text:style-name="P13">Для чего нужны встроенные типы данных <text:span text:style-name="T1">CTS</text:span><text:span text:style-name="T4">?</text:span></text:p>
        </text:list-item>
      </text:list>
      <text:p text:style-name="P27">В <text:span text:style-name="T1">CTS </text:span>содержится четко определенный набор фундаментальных типов данных. В разных ЯП для <text:span text:style-name="T14">объявления</text:span> того или иного типа используется свое ключевое слово, но в итоге все эти ключевые слова соответствуют одному и тому же типу в сборке <text:span text:style-name="T1">mscorlib.dll</text:span></text:p>
      <text:list xml:id="list182600392171533" text:continue-numbering="true" text:style-name="L1">
        <text:list-item>
          <text:p text:style-name="P14">Если мы хотим создать приложение нейтральное к языкам, что необходимо сделать?</text:p>
        </text:list-item>
      </text:list>
      <text:p text:style-name="P28">Нужно создать шаблон <text:span text:style-name="T1">blank solution. </text:span>Это позволит в одном приложении <text:span text:style-name="T15">создавать несколько проектов, а эти проекты могут состоять из различных ЯП.</text:span></text:p>
      <text:list xml:id="list182600392161045" text:continue-numbering="true" text:style-name="L1">
        <text:list-item>
          <text:p text:style-name="P15">Прежде чем использовать сборку написанном на одном ЯП, в другом <text:span text:style-name="T16">ЯП</text:span>, что надо сделать?</text:p>
        </text:list-item>
      </text:list>
      <text:p text:style-name="P29">Компилятор первоначально не знает (не находит), где хранится данный тип который необходимо использовать, не смотря на то, что проекты находятся в одном <text:span text:style-name="T17">решении</text:span>. Для решения проблемы необходимо компилятору сообщить, где находится сборка определяющий данный тип. <text:span text:style-name="T18">После этого проект будет присоединен к решению и виден в другом проекте.</text:span></text:p>
      <text:p text:style-name="P7"/>
      <text:list xml:id="list182600393152038" text:continue-list="list182600392161045" text:style-name="L1">
        <text:list-item text:start-value="1">
          <text:p text:style-name="P33">Что такое <text:span text:style-name="T1">CLI?</text:span></text:p>
        </text:list-item>
      </text:list>
      <text:p text:style-name="P30">Это спецификация общей языковой инфраструктуры.</text:p>
      <text:list xml:id="list182600394167590" text:continue-numbering="true" text:style-name="L1">
        <text:list-item>
          <text:p text:style-name="P16">Помимо .<text:span text:style-name="T1">net, </text:span>какие еще существуют <text:span text:style-name="T1">CLI?</text:span></text:p>
        </text:list-item>
      </text:list>
      <text:p text:style-name="P31">Есть <text:span text:style-name="T19">по крайне</text:span> мере еще три альтернативы .<text:span text:style-name="T1">net framework:</text:span></text:p>
      <text:list xml:id="list4947467732558156860" text:style-name="L6">
        <text:list-item>
          <text:p text:style-name="P26"><text:span text:style-name="T1">Mono (linux, mac, windows)</text:span></text:p>
        </text:list-item>
        <text:list-item>
          <text:p text:style-name="P26"><text:span text:style-name="T1">Rotor (freeBSD, windows)</text:span></text:p>
        </text:list-item>
        <text:list-item>
          <text:p text:style-name="P26"><text:span text:style-name="T1">Portable.NET (linux, freeBSD)</text:span></text:p>
        </text:list-item>
      </text:list>
      <text:list xml:id="list182600395144380" text:continue-list="list182600394167590" text:style-name="L1">
        <text:list-item>
          <text:p text:style-name="P17">В чем смысл упаковки?</text:p>
        </text:list-item>
      </text:list>
      <text:p text:style-name="P32">Смысл заключается в том, что в куче создается пустой объект нужного размера, а затем значение копируется внутрь этого объекта. Следовательно с помощью упаковки мы можем превратить значение любого типа значения (встроенного, структуры, перечисления) в объект и в дальнейшем работать с этим значением как с объект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Lucida Grande', Verdana,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9M54S</meta:editing-duration>
    <meta:editing-cycles>62</meta:editing-cycles>
    <meta:generator>LibreOffice/4.3.3.2$Windows_x86 LibreOffice_project/9bb7eadab57b6755b1265afa86e04bf45fbfc644</meta:generator>
    <dc:date>2014-11-12T18:26:00.266000000</dc:date>
    <meta:document-statistic meta:table-count="1" meta:image-count="0" meta:object-count="0" meta:page-count="3" meta:paragraph-count="61" meta:word-count="746" meta:character-count="5459" meta:non-whitespace-character-count="4812"/>
    <meta:user-defined meta:name="Info 1"/>
    <meta:user-defined meta:name="Info 2"/>
    <meta:user-defined meta:name="Info 3"/>
    <meta:user-defined meta:name="Info 4"/>
  </office:meta>
</office:document-meta>
</file>